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layout-cache" manifest:media-type="application/binary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mys Handwriting" svg:font-family="'Ammys Handwriting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Edo SZ" svg:font-family="'Edo SZ'" style:font-pitch="variable"/>
    <style:font-face style:name="Hashtag" svg:font-family="Hashtag" style:font-pitch="variable"/>
    <style:font-face style:name="JP Hand" svg:font-family="'JP Hand'" style:font-pitch="variable"/>
    <style:font-face style:name="Journal" svg:font-family="Journ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s i lay dying" svg:font-family="'as i lay dying'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5.95cm"/>
    </style:style>
    <style:style style:name="Tabela1.B" style:family="table-column">
      <style:table-column-properties style:column-width="2.769cm"/>
    </style:style>
    <style:style style:name="Tabela1.C" style:family="table-column">
      <style:table-column-properties style:column-width="0.43cm"/>
    </style:style>
    <style:style style:name="Tabela1.D" style:family="table-column">
      <style:table-column-properties style:column-width="5.678cm"/>
    </style:style>
    <style:style style:name="Tabela1.E" style:family="table-column">
      <style:table-column-properties style:column-width="2.768cm"/>
    </style:style>
    <style:style style:name="Tabela1.A1" style:family="table-cell">
      <style:table-cell-properties style:vertical-align="middle"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2" style:family="table-cell">
      <style:table-cell-properties style:vertical-align="middle"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6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ela1.C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8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E8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3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C16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C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ec5b2" officeooo:paragraph-rsid="000ec5b2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1559f7" officeooo:paragraph-rsid="001559f7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page"/>
      <style:text-properties style:font-name="Liberation Sans" fo:font-size="16pt" style:text-underline-style="solid" style:text-underline-width="auto" style:text-underline-color="font-color" fo:font-weight="bold" officeooo:rsid="001559f7" officeooo:paragraph-rsid="001757dc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1559f7" officeooo:paragraph-rsid="001757dc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ans" fo:font-size="14pt" style:text-underline-style="none" fo:font-weight="bold" officeooo:rsid="000ec5b2" officeooo:paragraph-rsid="000ec5b2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0ec5b2" officeooo:paragraph-rsid="000ec5b2" style:font-weight-asian="normal" style:font-weight-complex="normal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style:text-underline-style="none" fo:font-weight="normal" officeooo:rsid="000eced9" officeooo:paragraph-rsid="000eced9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0eced9" officeooo:paragraph-rsid="000eced9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bold" officeooo:rsid="000eced9" officeooo:paragraph-rsid="000eced9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2pt" fo:font-weight="bold" officeooo:rsid="001559f7" officeooo:paragraph-rsid="001559f7" style:font-weight-asian="bold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" fo:font-size="12pt" fo:font-weight="bold" officeooo:rsid="001559f7" officeooo:paragraph-rsid="00163488" style:font-weight-asian="bold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" fo:font-size="12pt" fo:font-weight="bold" officeooo:rsid="001559f7" officeooo:paragraph-rsid="001757dc" style:font-weight-asian="bold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2pt" fo:font-weight="bold" officeooo:rsid="001559f7" officeooo:paragraph-rsid="0017b1be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559f7" officeooo:paragraph-rsid="001559f7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559f7" officeooo:paragraph-rsid="00163488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559f7" officeooo:paragraph-rsid="001757dc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559f7" officeooo:paragraph-rsid="0017b1be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757dc" officeooo:paragraph-rsid="001757dc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1757dc" officeooo:paragraph-rsid="001757dc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1757dc" officeooo:paragraph-rsid="0017b1be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Liberation Sans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" fo:font-weight="bold" officeooo:paragraph-rsid="00125fba" style:font-weight-asian="bold" style:font-weight-complex="bold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font-name="Liberation Sans" fo:font-weight="bold" officeooo:rsid="00125fba" officeooo:paragraph-rsid="00125fba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weight="bold" officeooo:rsid="00125fba" officeooo:paragraph-rsid="00125fba" style:font-weight-asian="bold" style:font-weight-complex="bold"/>
    </style:style>
    <style:style style:name="P25" style:family="paragraph" style:parent-style-name="Standard">
      <style:paragraph-properties fo:line-height="115%" fo:text-align="center" style:justify-single-word="false"/>
      <style:text-properties style:font-name="Liberation Sans" fo:font-size="10pt" fo:font-style="italic" fo:font-weight="bold" officeooo:rsid="001559f7" officeooo:paragraph-rsid="001559f7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paragraph-properties fo:line-height="115%" fo:text-align="center" style:justify-single-word="false"/>
      <style:text-properties style:font-name="Liberation Sans" fo:font-size="10pt" fo:font-style="italic" fo:font-weight="bold" officeooo:rsid="00163488" officeooo:paragraph-rsid="00163488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paragraph-properties fo:line-height="115%" fo:text-align="center" style:justify-single-word="false"/>
      <style:text-properties style:font-name="Liberation Sans" fo:font-size="10pt" fo:font-style="italic" style:text-underline-style="solid" style:text-underline-width="auto" style:text-underline-color="font-color" fo:font-weight="bold" officeooo:rsid="00163488" officeooo:paragraph-rsid="00163488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paragraph-properties fo:line-height="115%" fo:text-align="center" style:justify-single-word="false"/>
      <style:text-properties style:font-name="Liberation Sans" fo:font-size="10pt" fo:font-style="normal" style:text-underline-style="none" fo:font-weight="bold" officeooo:rsid="00163488" officeooo:paragraph-rsid="00163488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officeooo:rsid="000eced9" officeooo:paragraph-rsid="000eced9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ced9" officeooo:paragraph-rsid="000eced9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font-style="normal" fo:font-weight="bold" officeooo:rsid="000eced9" officeooo:paragraph-rsid="000eced9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fo:font-style="normal" officeooo:rsid="000eced9" officeooo:paragraph-rsid="000eced9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0eced9" officeooo:paragraph-rsid="000eced9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rsid="000eced9" officeooo:paragraph-rsid="000eced9" style:font-style-asian="italic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rsid="000eced9" officeooo:paragraph-rsid="000eced9" style:font-style-asian="italic" style:font-style-complex="italic"/>
    </style:style>
    <style:style style:name="P36" style:family="paragraph" style:parent-style-name="Table_20_Contents">
      <style:paragraph-properties fo:text-align="justify" style:justify-single-word="false"/>
      <style:text-properties style:font-name="Liberation Sans" fo:font-size="10pt"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text-underline-style="none"/>
    </style:style>
    <style:style style:name="T3" style:family="text">
      <style:text-properties fo:font-size="12pt" style:text-underline-style="none" officeooo:rsid="00125fba"/>
    </style:style>
    <style:style style:name="T4" style:family="text">
      <style:text-properties fo:font-size="12pt" style:text-underline-style="none" fo:font-weight="normal" style:font-weight-asian="normal" style:font-weight-complex="normal"/>
    </style:style>
    <style:style style:name="T5" style:family="text">
      <style:text-properties fo:font-size="12pt" style:text-underline-style="none" fo:font-weight="normal" officeooo:rsid="001559f7" style:font-weight-asian="normal" style:font-weight-complex="normal"/>
    </style:style>
    <style:style style:name="T6" style:family="text">
      <style:text-properties fo:font-size="12pt" style:text-underline-style="none" officeooo:rsid="001559f7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63488"/>
    </style:style>
    <style:style style:name="T9" style:family="text">
      <style:text-properties style:text-underline-style="none" officeooo:rsid="001757dc"/>
    </style:style>
    <style:style style:name="T10" style:family="text">
      <style:text-properties style:text-underline-style="none" officeooo:rsid="0017b1be"/>
    </style:style>
    <style:style style:name="T11" style:family="text">
      <style:text-properties officeooo:rsid="00163488"/>
    </style:style>
    <style:style style:name="T12" style:family="text">
      <style:text-properties officeooo:rsid="001757dc"/>
    </style:style>
    <style:style style:name="T13" style:family="text">
      <style:text-properties officeooo:rsid="0017b1b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E FINANCEIRA</text:p>
      <text:p text:style-name="P6"/>
      <text:p text:style-name="P6">O objetivo da análise financeira é calcular e interpretar a capacidade de pagamento de dívidas (liquidez), o nível de endividamento e a rentabilidade obtida.</text:p>
      <text:p text:style-name="P6"/>
      <text:p text:style-name="P5">RELATÓRIOS UTILIZADOS</text:p>
      <text:list xml:id="list1279692038" text:style-name="L1">
        <text:list-item>
          <text:p text:style-name="P7">Balanço patrimonial (índice de liquidez e de endividamento);</text:p>
        </text:list-item>
        <text:list-item>
          <text:p text:style-name="P7">DRE (índices de rentabilidade).</text:p>
        </text:list-item>
      </text:list>
      <text:p text:style-name="P8"/>
      <text:p text:style-name="P9">ÍNDICES DE LIQUIDEZ</text:p>
      <text:p text:style-name="P8">Verifica-se a capacidade de pagamento das obrigações no curto e longo prazo, com os recursos que a empresa possui. Exemplo: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leLine94082133019152">
          <table:table-cell table:style-name="Tabela1.A1" table:number-columns-spanned="2" office:value-type="string">
            <text:p text:style-name="P33">ATIVO</text:p>
          </table:table-cell>
          <table:covered-table-cell/>
          <table:table-cell table:style-name="Tabela1.C18" table:number-rows-spanned="18" office:value-type="string">
            <text:p text:style-name="P33"/>
          </table:table-cell>
          <table:table-cell table:style-name="Tabela1.D1" table:number-columns-spanned="2" office:value-type="string">
            <text:p text:style-name="P33">PASSIVO</text:p>
          </table:table-cell>
          <table:covered-table-cell/>
        </table:table-row>
        <table:table-row table:style-name="TableLine94082133019152">
          <table:table-cell table:style-name="Tabela1.A2" table:number-columns-spanned="2" office:value-type="string">
            <text:p text:style-name="P29">Circulante</text:p>
          </table:table-cell>
          <table:covered-table-cell/>
          <table:covered-table-cell table:style-name="Tabela1.C18"/>
          <table:table-cell table:style-name="Tabela1.D2" table:number-columns-spanned="2" office:value-type="string">
            <text:p text:style-name="P29">Circulante</text:p>
          </table:table-cell>
          <table:covered-table-cell/>
        </table:table-row>
        <table:table-row table:style-name="TableLine94082133019152">
          <table:table-cell table:style-name="Tabela1.A11" office:value-type="string">
            <text:p text:style-name="P34">Caixa</text:p>
          </table:table-cell>
          <table:table-cell table:style-name="Tabela1.B11" office:value-type="string">
            <text:p text:style-name="P29">1.000</text:p>
          </table:table-cell>
          <table:covered-table-cell table:style-name="Tabela1.C18"/>
          <table:table-cell table:style-name="Tabela1.D11" office:value-type="string">
            <text:p text:style-name="P34">Fornecedores</text:p>
          </table:table-cell>
          <table:table-cell table:style-name="Tabela1.E11" office:value-type="string">
            <text:p text:style-name="P29">30.000</text:p>
          </table:table-cell>
        </table:table-row>
        <table:table-row table:style-name="TableLine94082133019152">
          <table:table-cell table:style-name="Tabela1.A11" office:value-type="string">
            <text:p text:style-name="P34">Banco</text:p>
          </table:table-cell>
          <table:table-cell table:style-name="Tabela1.B11" office:value-type="string">
            <text:p text:style-name="P29">25.000</text:p>
          </table:table-cell>
          <table:covered-table-cell table:style-name="Tabela1.C18"/>
          <table:table-cell table:style-name="Tabela1.D11" office:value-type="string">
            <text:p text:style-name="P34">Impostos</text:p>
          </table:table-cell>
          <table:table-cell table:style-name="Tabela1.E11" office:value-type="string">
            <text:p text:style-name="P29">12.000</text:p>
          </table:table-cell>
        </table:table-row>
        <table:table-row table:style-name="TableLine94082133019152">
          <table:table-cell table:style-name="Tabela1.A11" office:value-type="string">
            <text:p text:style-name="P34">Aplicações</text:p>
          </table:table-cell>
          <table:table-cell table:style-name="Tabela1.B11" office:value-type="string">
            <text:p text:style-name="P29">5.000</text:p>
          </table:table-cell>
          <table:covered-table-cell table:style-name="Tabela1.C18"/>
          <table:table-cell table:style-name="Tabela1.D11" office:value-type="string">
            <text:p text:style-name="P34">Empréstimos</text:p>
          </table:table-cell>
          <table:table-cell table:style-name="Tabela1.E11" office:value-type="string">
            <text:p text:style-name="P29">5.000</text:p>
          </table:table-cell>
        </table:table-row>
        <table:table-row table:style-name="TableLine94082133019152">
          <table:table-cell table:style-name="Tabela1.A11" office:value-type="string">
            <text:p text:style-name="P34">Créditos</text:p>
          </table:table-cell>
          <table:table-cell table:style-name="Tabela1.B11" office:value-type="string">
            <text:p text:style-name="P29">18.000</text:p>
          </table:table-cell>
          <table:covered-table-cell table:style-name="Tabela1.C18"/>
          <table:table-cell table:style-name="Tabela1.D11" office:value-type="string">
            <text:p text:style-name="P36"/>
          </table:table-cell>
          <table:table-cell table:style-name="Tabela1.E11" office:value-type="string">
            <text:p text:style-name="P21"/>
          </table:table-cell>
        </table:table-row>
        <table:table-row table:style-name="TableLine94082133019152">
          <table:table-cell table:style-name="Tabela1.A11" office:value-type="string">
            <text:p text:style-name="P34">Estoques</text:p>
          </table:table-cell>
          <table:table-cell table:style-name="Tabela1.B11" office:value-type="string">
            <text:p text:style-name="P29">12.000</text:p>
          </table:table-cell>
          <table:covered-table-cell table:style-name="Tabela1.C18"/>
          <table:table-cell table:style-name="Tabela1.D11" office:value-type="string">
            <text:p text:style-name="P36"/>
          </table:table-cell>
          <table:table-cell table:style-name="Tabela1.E11" office:value-type="string">
            <text:p text:style-name="P21"/>
          </table:table-cell>
        </table:table-row>
        <table:table-row table:style-name="TableLine94082133019152">
          <table:table-cell table:style-name="Tabela1.A8" office:value-type="string">
            <text:p text:style-name="P31">TOTAL A.C.</text:p>
          </table:table-cell>
          <table:table-cell table:style-name="Tabela1.A8" office:value-type="string">
            <text:p text:style-name="P30">61.000</text:p>
          </table:table-cell>
          <table:covered-table-cell table:style-name="Tabela1.C18"/>
          <table:table-cell table:style-name="Tabela1.D8" office:value-type="string">
            <text:p text:style-name="P31">TOTAL P.C.</text:p>
          </table:table-cell>
          <table:table-cell table:style-name="Tabela1.E8" office:value-type="string">
            <text:p text:style-name="P30">47.000</text:p>
          </table:table-cell>
        </table:table-row>
        <table:table-row table:style-name="TableLine94082133019152">
          <table:table-cell table:style-name="Tabela1.A9" table:number-columns-spanned="2" office:value-type="string">
            <text:p text:style-name="P36"/>
          </table:table-cell>
          <table:covered-table-cell/>
          <table:covered-table-cell table:style-name="Tabela1.C18"/>
          <table:table-cell table:style-name="Tabela1.D9" table:number-columns-spanned="2" office:value-type="string">
            <text:p text:style-name="P36"/>
          </table:table-cell>
          <table:covered-table-cell/>
        </table:table-row>
        <table:table-row table:style-name="TableLine94082133019152">
          <table:table-cell table:style-name="Tabela1.A2" table:number-columns-spanned="2" office:value-type="string">
            <text:p text:style-name="P32">Não Circulante</text:p>
          </table:table-cell>
          <table:covered-table-cell/>
          <table:covered-table-cell table:style-name="Tabela1.C18"/>
          <table:table-cell table:style-name="Tabela1.D2" table:number-columns-spanned="2" office:value-type="string">
            <text:p text:style-name="P32">Não Circulante</text:p>
          </table:table-cell>
          <table:covered-table-cell/>
        </table:table-row>
        <table:table-row table:style-name="TableLine94082133019152">
          <table:table-cell table:style-name="Tabela1.A11" office:value-type="string">
            <text:p text:style-name="P34">Crédito (Longo Prazo)</text:p>
          </table:table-cell>
          <table:table-cell table:style-name="Tabela1.B11" office:value-type="string">
            <text:p text:style-name="P29">10.000</text:p>
          </table:table-cell>
          <table:covered-table-cell table:style-name="Tabela1.C18"/>
          <table:table-cell table:style-name="Tabela1.D11" office:value-type="string">
            <text:p text:style-name="P34">Financiamento</text:p>
          </table:table-cell>
          <table:table-cell table:style-name="Tabela1.E11" office:value-type="string">
            <text:p text:style-name="P29">7.000</text:p>
          </table:table-cell>
        </table:table-row>
        <table:table-row table:style-name="TableLine94082133019152">
          <table:table-cell table:style-name="Tabela1.A14" office:value-type="string">
            <text:p text:style-name="P34">Imobilizado</text:p>
          </table:table-cell>
          <table:table-cell table:style-name="Tabela1.B14" office:value-type="string">
            <text:p text:style-name="P29">40.000</text:p>
          </table:table-cell>
          <table:covered-table-cell table:style-name="Tabela1.C18"/>
          <table:table-cell table:style-name="Tabela1.D12" table:number-columns-spanned="2" office:value-type="string">
            <text:p text:style-name="P36"/>
          </table:table-cell>
          <table:covered-table-cell/>
        </table:table-row>
        <table:table-row table:style-name="TableLine94082133019152">
          <table:table-cell table:style-name="Tabela1.A14" office:value-type="string">
            <text:p text:style-name="P34">Intangível</text:p>
          </table:table-cell>
          <table:table-cell table:style-name="Tabela1.B14" office:value-type="string">
            <text:p text:style-name="P29">3.000</text:p>
          </table:table-cell>
          <table:covered-table-cell table:style-name="Tabela1.C18"/>
          <table:table-cell table:style-name="Tabela1.D13" table:number-columns-spanned="2" office:value-type="string">
            <text:p text:style-name="P35">Patrimônio Líquido</text:p>
          </table:table-cell>
          <table:covered-table-cell/>
        </table:table-row>
        <table:table-row table:style-name="TableLine94082133019152">
          <table:table-cell table:style-name="Tabela1.A14" office:value-type="string">
            <text:p text:style-name="P34"/>
          </table:table-cell>
          <table:table-cell table:style-name="Tabela1.B14" office:value-type="string">
            <text:p text:style-name="P21"/>
          </table:table-cell>
          <table:covered-table-cell table:style-name="Tabela1.C18"/>
          <table:table-cell table:style-name="Tabela1.D14" office:value-type="string">
            <text:p text:style-name="P34">Capital</text:p>
          </table:table-cell>
          <table:table-cell table:style-name="Tabela1.E14" office:value-type="string">
            <text:p text:style-name="P29">50.000</text:p>
          </table:table-cell>
        </table:table-row>
        <table:table-row table:style-name="TableLine94082133019152">
          <table:table-cell table:style-name="Tabela1.A15" office:value-type="string">
            <text:p text:style-name="P34"/>
          </table:table-cell>
          <table:table-cell table:style-name="Tabela1.B15" office:value-type="string">
            <text:p text:style-name="P21"/>
          </table:table-cell>
          <table:covered-table-cell table:style-name="Tabela1.C18"/>
          <table:table-cell table:style-name="Tabela1.D15" office:value-type="string">
            <text:p text:style-name="P34">Reservas de lucro</text:p>
          </table:table-cell>
          <table:table-cell table:style-name="Tabela1.E15" office:value-type="string">
            <text:p text:style-name="P29">10.000</text:p>
          </table:table-cell>
        </table:table-row>
        <table:table-row table:style-name="TableLine94082133019152">
          <table:table-cell table:style-name="Tabela1.A8" office:value-type="string">
            <text:p text:style-name="P31">TOTAL A.N.C.</text:p>
          </table:table-cell>
          <table:table-cell table:style-name="Tabela1.A8" office:value-type="string">
            <text:p text:style-name="P30">53.000</text:p>
          </table:table-cell>
          <table:covered-table-cell table:style-name="Tabela1.C18"/>
          <table:table-cell table:style-name="Tabela1.D8" office:value-type="string">
            <text:p text:style-name="P31">TOTAL P.N.C</text:p>
          </table:table-cell>
          <table:table-cell table:style-name="Tabela1.E8" office:value-type="string">
            <text:p text:style-name="P30">67.000</text:p>
          </table:table-cell>
        </table:table-row>
        <table:table-row table:style-name="TableLine94082133019152">
          <table:table-cell table:style-name="Tabela1.A17" table:number-columns-spanned="2" office:value-type="string">
            <text:p text:style-name="P34"/>
          </table:table-cell>
          <table:covered-table-cell/>
          <table:covered-table-cell table:style-name="Tabela1.C18"/>
          <table:table-cell table:style-name="Tabela1.D17" table:number-columns-spanned="2" office:value-type="string">
            <text:p text:style-name="P34"/>
          </table:table-cell>
          <table:covered-table-cell/>
        </table:table-row>
        <table:table-row table:style-name="TableLine94082133019152">
          <table:table-cell table:style-name="Tabela1.A8" office:value-type="string">
            <text:p text:style-name="P31">TOTAL ATIVO</text:p>
          </table:table-cell>
          <table:table-cell table:style-name="Tabela1.A8" office:value-type="string">
            <text:p text:style-name="P30">114.000</text:p>
          </table:table-cell>
          <table:covered-table-cell table:style-name="Tabela1.C18"/>
          <table:table-cell table:style-name="Tabela1.D8" office:value-type="string">
            <text:p text:style-name="P31">TOTAL PASSIVO</text:p>
          </table:table-cell>
          <table:table-cell table:style-name="Tabela1.E8" office:value-type="string">
            <text:p text:style-name="P30">114.000</text:p>
          </table:table-cell>
        </table:table-row>
      </table:table>
      <text:p text:style-name="P8"/>
      <text:p text:style-name="P22"><text:span text:style-name="T3">1) Qual o montante dos recursos totais que a empresa possui?</text:span></text:p>
      <text:list xml:id="list3877698405" text:style-name="L2">
        <text:list-item>
          <text:p text:style-name="P23"><text:span text:style-name="T2">Ativo:</text:span><text:span text:style-name="T4"> R$ 114.000,00</text:span></text:p>
        </text:list-item>
        <text:list-item>
          <text:p text:style-name="P23"><text:span text:style-name="T2">Curto Prazo (A.C.): </text:span><text:span text:style-name="T4">R$ 61.000,00</text:span></text:p>
        </text:list-item>
        <text:list-item>
          <text:p text:style-name="P23"><text:span text:style-name="T2">Longo Prazo (A.N.C.): </text:span><text:span text:style-name="T4">R$ 53.000,00</text:span></text:p>
        </text:list-item>
        <text:list-item>
          <text:p text:style-name="P23"><text:span text:style-name="T2">Realizável a Longo Prazo:</text:span><text:span text:style-name="T4"> R$ 10.000,00</text:span></text:p>
        </text:list-item>
      </text:list>
      <text:p text:style-name="P24"><text:span text:style-name="T4"/></text:p>
      <text:p text:style-name="P22"><text:soft-page-break/><text:span text:style-name="T3">2) Qual o </text:span><text:span text:style-name="T6">valor total de dívidas da empresa?</text:span></text:p>
      <text:list xml:id="list143141100715478" text:continue-numbering="true" text:style-name="L2">
        <text:list-item>
          <text:p text:style-name="P23"><text:span text:style-name="T2">Curto Prazo (</text:span><text:span text:style-name="T6">P</text:span><text:span text:style-name="T2">.C.): </text:span><text:span text:style-name="T4">R$ </text:span><text:span text:style-name="T5">47</text:span><text:span text:style-name="T4">.000,00</text:span></text:p>
        </text:list-item>
        <text:list-item>
          <text:p text:style-name="P23"><text:span text:style-name="T2">Longo Prazo (</text:span><text:span text:style-name="T6">P</text:span><text:span text:style-name="T2">.N.C.): </text:span><text:span text:style-name="T4">R$ </text:span><text:span text:style-name="T5">7</text:span><text:span text:style-name="T4">.000,00</text:span></text:p>
        </text:list-item>
      </text:list>
      <text:p text:style-name="P24"><text:span text:style-name="T4"/></text:p>
      <text:p text:style-name="P24"><text:span text:style-name="T4"/></text:p>
      <text:p text:style-name="P2">ÍNDICES DE LIQUIDEZ</text:p>
      <text:p text:style-name="P2"/>
      <text:p text:style-name="P14"><text:span text:style-name="T7">1. ÍNDICE DE LIQUIDEZ GERAL (ILG)</text:span></text:p>
      <text:p text:style-name="P10"><text:span text:style-name="T7"><draw:frame draw:style-name="fr1" draw:name="Objeto1" text:anchor-type="as-char" svg:y="-0.619cm" svg:width="8.685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"><text:span text:style-name="T7"/></text:p>
      <text:p text:style-name="P10"><draw:frame draw:style-name="fr1" draw:name="Objeto2" text:anchor-type="as-char" svg:y="-0.619cm" svg:width="3.866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→ <draw:frame draw:style-name="fr1" draw:name="Objeto3" text:anchor-type="as-char" svg:y="-0.619cm" svg:width="2.406cm" svg:height="0.99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→ 131,48%</text:p>
      <text:p text:style-name="P25"><text:span text:style-name="T1">A empresa é capaz de cobrir 100% de suas dívidas e ainda possui 32% disponível</text:span></text:p>
      <text:p text:style-name="P25"><text:span text:style-name="T1"/></text:p>
      <text:p text:style-name="P14"><text:span text:style-name="T7">2. ÍNDICE DE LIQUIDEZ CORRENT</text:span><text:span text:style-name="T8">E</text:span><text:span text:style-name="T7"> (ILC)</text:span></text:p>
      <text:p text:style-name="P10"><text:span text:style-name="T7"><draw:frame draw:style-name="fr1" draw:name="Objeto4" text:anchor-type="as-char" svg:y="-0.619cm" svg:width="4.427cm" svg:height="0.99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14"><text:span text:style-name="T7"/></text:p>
      <text:p text:style-name="P10"><draw:frame draw:style-name="fr1" draw:name="Objeto6" text:anchor-type="as-char" svg:y="-0.619cm" svg:width="2.418cm" svg:height="0.9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→ 1<text:span text:style-name="T11">29</text:span>,<text:span text:style-name="T11">7</text:span>8%</text:p>
      <text:p text:style-name="P26"><text:span text:style-name="T1">Para cada R$ 1,00 em dívidas a empresa possui R$ 1,30 disponível</text:span></text:p>
      <text:p text:style-name="P26"><text:span text:style-name="T1"/></text:p>
      <text:p text:style-name="P15"><text:span text:style-name="T8">3</text:span><text:span text:style-name="T7">. ÍNDICE DE LIQUIDEZ </text:span><text:span text:style-name="T8">SECA</text:span><text:span text:style-name="T7"> (IL</text:span><text:span text:style-name="T8">S</text:span><text:span text:style-name="T7">)</text:span></text:p>
      <text:p text:style-name="P11"><text:span text:style-name="T7"><draw:frame draw:style-name="fr1" draw:name="Objeto5" text:anchor-type="as-char" svg:y="-0.619cm" svg:width="5.779cm" svg:height="0.99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15"><text:span text:style-name="T7"/></text:p>
      <text:p text:style-name="P11"><draw:frame draw:style-name="fr1" draw:name="Objeto7" text:anchor-type="as-char" svg:y="-0.619cm" svg:width="3.93cm" svg:height="0.99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→ <draw:frame draw:style-name="fr1" draw:name="Objeto8" text:anchor-type="as-char" svg:y="-0.619cm" svg:width="2.418cm" svg:height="0.99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→ 1<text:span text:style-name="T11">04</text:span>,<text:span text:style-name="T11">25</text:span>%</text:p>
      <text:p text:style-name="P26"><text:span text:style-name="T1">Tendo um saldo acima de 100%, a empresa não é dependente de seus estoques</text:span></text:p>
      <text:p text:style-name="P26"><text:span text:style-name="T1"/></text:p>
      <text:p text:style-name="P15"><text:span text:style-name="T8">4</text:span><text:span text:style-name="T7">. ÍNDICE DE LIQUIDEZ </text:span><text:span text:style-name="T8">IMEDIATA</text:span><text:span text:style-name="T7"> (IL</text:span><text:span text:style-name="T8">I</text:span><text:span text:style-name="T7">)</text:span></text:p>
      <text:p text:style-name="P11"><text:span text:style-name="T7"><draw:frame draw:style-name="fr1" draw:name="Objeto9" text:anchor-type="as-char" svg:y="-0.619cm" svg:width="4.427cm" svg:height="0.99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span></text:p>
      <text:p text:style-name="P15"><text:span text:style-name="T7"/></text:p>
      <text:p text:style-name="P11"><draw:frame draw:style-name="fr1" draw:name="Objeto10" text:anchor-type="as-char" svg:y="-0.619cm" svg:width="4.794cm" svg:height="0.998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→ <draw:frame draw:style-name="fr1" draw:name="Objeto11" text:anchor-type="as-char" svg:y="-0.619cm" svg:width="2.418cm" svg:height="0.998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→ <text:span text:style-name="T11">65,96</text:span>%</text:p>
      <text:p text:style-name="P26"><text:span text:style-name="T1">Com seus recursos imediatos a empresa não é capaz de sanar todas as suas dívidas</text:span></text:p>
      <text:p text:style-name="P27"><text:span text:style-name="T1">(poucas empresas possuem este saldo acima de 100%)</text:span></text:p>
      <text:p text:style-name="P28"><text:span text:style-name="T1"/></text:p>
      <text:p text:style-name="P3">ÍNDICES DE <text:span text:style-name="T12">ENDIVIDAMENTO / ESTRUTURA DE CAPITAIS</text:span></text:p>
      <text:p text:style-name="P4"/>
      <text:p text:style-name="P18"><text:span text:style-name="T7">Estes índices evidenciam como as empresas utilizam o capital de terceiros – como é composto o passivo. Para estes índices, o ideal é que o saldo final esteja ABAIXO de 100% (menor = melhor)</text:span></text:p>
      <text:p text:style-name="P18"><text:span text:style-name="T7"/></text:p>
      <text:p text:style-name="P16"><text:span text:style-name="T7">1. ÍNDICE DE </text:span><text:span text:style-name="T9">ENDIVIDAMENTO</text:span><text:span text:style-name="T7"> GERAL (I</text:span><text:span text:style-name="T9">E</text:span><text:span text:style-name="T7">G)</text:span></text:p>
      <text:p text:style-name="P19"><text:span text:style-name="T7">Este índice demonstra quanto do ativo está comprometido pelo exigível total da empresa.</text:span></text:p>
      <text:p text:style-name="P19"><text:span text:style-name="T7"/></text:p>
      <text:p text:style-name="P12"><text:span text:style-name="T7"><draw:frame draw:style-name="fr1" draw:name="Objeto12" text:anchor-type="as-char" svg:y="-0.619cm" svg:width="3.491cm" svg:height="0.998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p>
      <text:p text:style-name="P16"><text:span text:style-name="T7"/></text:p>
      <text:p text:style-name="P13"><draw:frame draw:style-name="fr1" draw:name="Objeto13" text:anchor-type="as-char" svg:y="-0.619cm" svg:width="8.685cm" svg:height="0.99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→ <draw:frame draw:style-name="fr1" draw:name="Objeto14" text:anchor-type="as-char" svg:y="-0.619cm" svg:width="2.602cm" svg:height="0.998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→ <text:span text:style-name="T12">47,36</text:span>%</text:p>
      <text:p text:style-name="P13"><text:span text:style-name="T7"/></text:p>
      <text:p text:style-name="P13"><text:span text:style-name="T7"/></text:p>
      <text:p text:style-name="P17"><text:span text:style-name="T10">2</text:span><text:span text:style-name="T7">. ÍNDICE DE </text:span><text:span text:style-name="T10">COMPOSIÇÃO DO ENDIVIDAMENTO</text:span><text:span text:style-name="T7"> (I</text:span><text:span text:style-name="T10">CE</text:span><text:span text:style-name="T7">)</text:span></text:p>
      <text:p text:style-name="P20"><text:span text:style-name="T7">Este índice demonstra </text:span><text:span text:style-name="T10">o percentual de dívidas de curto prazo em relação as dívidas totais da empresa. É importante ter este índice visto que as dívidas de curto prazo (passivo circulante) vence mais cedo que as demais dívidas.</text:span></text:p>
      <text:p text:style-name="P20"><text:span text:style-name="T10"/></text:p>
      <text:p text:style-name="P13"><text:span text:style-name="T7"><draw:frame draw:style-name="fr1" draw:name="Objeto17" text:anchor-type="as-char" svg:y="-0.619cm" svg:width="4.427cm" svg:height="0.998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17"><text:span text:style-name="T7"/></text:p>
      <text:p text:style-name="P13"><draw:frame draw:style-name="fr1" draw:name="Objeto15" text:anchor-type="as-char" svg:y="-0.619cm" svg:width="8.685cm" svg:height="0.998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→ <draw:frame draw:style-name="fr1" draw:name="Objeto16" text:anchor-type="as-char" svg:y="-0.619cm" svg:width="2.418cm" svg:height="0.998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→ <text:span text:style-name="T13">8</text:span><text:span text:style-name="T12">7,</text:span><text:span text:style-name="T13">0</text:span><text:span text:style-name="T12">3</text:span>%</text:p>
      <text:p text:style-name="P13"/>
      <text:p text:style-name="P13"/>
      <text:p text:style-name="P17"><text:span text:style-name="T10">3</text:span><text:span text:style-name="T7">. ÍNDICE DE </text:span><text:span text:style-name="T10">IMOBILIZAÇÃO DE PATRIMÔNIO LÍQUIDO</text:span><text:span text:style-name="T7"> (</text:span><text:span text:style-name="T10">IIPL</text:span><text:span text:style-name="T7">)</text:span></text:p>
      <text:p text:style-name="P20"><text:span text:style-name="T7">Este índice demonstra </text:span><text:span text:style-name="T10">quanto do Patrimônio Líquido da empresa foi destinado aos ativos permanentes – como investimentos, imobilizados, intangíveis e etc.</text:span></text:p>
      <text:p text:style-name="P20"><text:span text:style-name="T10"/></text:p>
      <text:p text:style-name="P13"><text:span text:style-name="T7"><draw:frame draw:style-name="fr1" draw:name="Objeto20" text:anchor-type="as-char" svg:y="-0.619cm" svg:width="4.584cm" svg:height="0.998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span></text:p>
      <text:p text:style-name="P17"><text:span text:style-name="T7"/></text:p>
      <text:p text:style-name="P13"><draw:frame draw:style-name="fr1" draw:name="Objeto18" text:anchor-type="as-char" svg:y="-0.619cm" svg:width="3.665cm" svg:height="0.99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→ <draw:frame draw:style-name="fr1" draw:name="Objeto19" text:anchor-type="as-char" svg:y="-0.619cm" svg:width="2.418cm" svg:height="0.998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→ <text:span text:style-name="T13">71</text:span><text:span text:style-name="T12">,</text:span><text:span text:style-name="T13">66</text:span>%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mys Handwriting" svg:font-family="'Ammys Handwriting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Edo SZ" svg:font-family="'Edo SZ'" style:font-pitch="variable"/>
    <style:font-face style:name="Hashtag" svg:font-family="Hashtag" style:font-pitch="variable"/>
    <style:font-face style:name="JP Hand" svg:font-family="'JP Hand'" style:font-pitch="variable"/>
    <style:font-face style:name="Journal" svg:font-family="Journ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s i lay dying" svg:font-family="'as i lay dying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3:27:08.192999194</meta:creation-date>
    <dc:date>2022-06-16T14:31:40.176429840</dc:date>
    <meta:editing-duration>PT19M56S</meta:editing-duration>
    <meta:editing-cycles>5</meta:editing-cycles>
    <meta:generator>LibreOffice/7.2.7.2$Linux_X86_64 LibreOffice_project/20$Build-2</meta:generator>
    <meta:document-statistic meta:table-count="1" meta:image-count="0" meta:object-count="20" meta:page-count="3" meta:paragraph-count="94" meta:word-count="423" meta:character-count="2551" meta:non-whitespace-character-count="2221"/>
  </office:meta>
</office:document-meta>
</file>

<file path=Object 1/content.xml><?xml version="1.0" encoding="utf-8"?>
<math xmlns="http://www.w3.org/1998/Math/MathML" display="block">
  <semantics>
    <mrow>
      <mfrac>
        <mrow>
          <mi mathvariant="italic">Ativo</mi>
          <mrow>
            <mi mathvariant="italic">Circulante</mi>
            <mo stretchy="false">+</mo>
            <mi mathvariant="italic">Realizável</mi>
          </mrow>
          <mi>a</mi>
          <mi mathvariant="italic">longo</mi>
          <mi mathvariant="italic">prazo</mi>
        </mrow>
        <mrow>
          <mi mathvariant="italic">Passivo</mi>
          <mrow>
            <mi mathvariant="italic">Circulante</mi>
            <mo stretchy="false">+</mo>
            <mi mathvariant="italic">Passivo</mi>
          </mrow>
          <mi mathvariant="italic">Não</mi>
          <mi mathvariant="italic">Circulante</mi>
        </mrow>
      </mfrac>
      <mi>x</mi>
      <mn>100</mn>
    </mrow>
    <annotation encoding="StarMath 5.0">{Ativo Circulante + Realizável a longo prazo} over {Passivo Circulante + Passivo Não Circulante} x 100 </annotation>
  </semantics>
</math>
</file>

<file path=Object 10/content.xml><?xml version="1.0" encoding="utf-8"?>
<math xmlns="http://www.w3.org/1998/Math/MathML" display="block">
  <semantics>
    <mrow>
      <mfrac>
        <mrow>
          <mn>1.000</mn>
          <mo stretchy="false">+</mo>
          <mn>25.000</mn>
          <mo stretchy="false">+</mo>
          <mn>5000</mn>
        </mrow>
        <mn>47.000</mn>
      </mfrac>
      <mi>x</mi>
      <mn>100</mn>
    </mrow>
    <annotation encoding="StarMath 5.0">{1.000 + 25.000 + 5000} over {47.000} x 100 </annotation>
  </semantics>
</math>
</file>

<file path=Object 11/content.xml><?xml version="1.0" encoding="utf-8"?>
<math xmlns="http://www.w3.org/1998/Math/MathML" display="block">
  <semantics>
    <mrow>
      <mfrac>
        <mn>31.000</mn>
        <mn>47.000</mn>
      </mfrac>
      <mi>x</mi>
      <mn>100</mn>
    </mrow>
    <annotation encoding="StarMath 5.0">{31.000} over {47.000} x 100 </annotation>
  </semantics>
</math>
</file>

<file path=Object 12/content.xml><?xml version="1.0" encoding="utf-8"?>
<math xmlns="http://www.w3.org/1998/Math/MathML" display="block">
  <semantics>
    <mrow>
      <mfrac>
        <mrow>
          <mi mathvariant="italic">Exigível</mi>
          <mi mathvariant="italic">total</mi>
        </mrow>
        <mi mathvariant="italic">Ativo</mi>
      </mfrac>
      <mi>x</mi>
      <mn>100</mn>
    </mrow>
    <annotation encoding="StarMath 5.0">{Exigível total} over {Ativo} x 100 </annotation>
  </semantics>
</math>
</file>

<file path=Object 13/content.xml><?xml version="1.0" encoding="utf-8"?>
<math xmlns="http://www.w3.org/1998/Math/MathML" display="block">
  <semantics>
    <mrow>
      <mfrac>
        <mrow>
          <mi mathvariant="italic">Passivo</mi>
          <mrow>
            <mi mathvariant="italic">Circulante</mi>
            <mo stretchy="false">+</mo>
            <mi mathvariant="italic">Passivo</mi>
          </mrow>
          <mi mathvariant="italic">Não</mi>
          <mi mathvariant="italic">Circulante</mi>
        </mrow>
        <mi mathvariant="italic">Ativo</mi>
      </mfrac>
      <mi>x</mi>
      <mn>100</mn>
    </mrow>
    <annotation encoding="StarMath 5.0">{Passivo Circulante + Passivo Não Circulante} over {Ativo} x 100 </annotation>
  </semantics>
</math>
</file>

<file path=Object 14/content.xml><?xml version="1.0" encoding="utf-8"?>
<math xmlns="http://www.w3.org/1998/Math/MathML" display="block">
  <semantics>
    <mrow>
      <mfrac>
        <mn>54.000</mn>
        <mn>114.000</mn>
      </mfrac>
      <mi>x</mi>
      <mn>100</mn>
    </mrow>
    <annotation encoding="StarMath 5.0">{54.000} over {114.000} x 100 </annotation>
  </semantics>
</math>
</file>

<file path=Object 15/content.xml><?xml version="1.0" encoding="utf-8"?>
<math xmlns="http://www.w3.org/1998/Math/MathML" display="block">
  <semantics>
    <mrow>
      <mfrac>
        <mrow>
          <mi mathvariant="italic">Passivo</mi>
          <mi mathvariant="italic">Circulante</mi>
        </mrow>
        <mrow>
          <mi mathvariant="italic">Passivo</mi>
          <mrow>
            <mi mathvariant="italic">Circulante</mi>
            <mo stretchy="false">+</mo>
            <mi mathvariant="italic">Passivo</mi>
          </mrow>
          <mi mathvariant="italic">Não</mi>
          <mi mathvariant="italic">Circulante</mi>
        </mrow>
      </mfrac>
      <mi>x</mi>
      <mn>100</mn>
    </mrow>
    <annotation encoding="StarMath 5.0">{Passivo Circulante} over {Passivo Circulante + Passivo Não Circulante} x 100 </annotation>
  </semantics>
</math>
</file>

<file path=Object 16/content.xml><?xml version="1.0" encoding="utf-8"?>
<math xmlns="http://www.w3.org/1998/Math/MathML" display="block">
  <semantics>
    <mrow>
      <mfrac>
        <mn>47.000</mn>
        <mn>54.000</mn>
      </mfrac>
      <mi>x</mi>
      <mn>100</mn>
    </mrow>
    <annotation encoding="StarMath 5.0">{47.000} over {54.000} x 100 </annotation>
  </semantics>
</math>
</file>

<file path=Object 17/content.xml><?xml version="1.0" encoding="utf-8"?>
<math xmlns="http://www.w3.org/1998/Math/MathML" display="block">
  <semantics>
    <mrow>
      <mfrac>
        <mrow>
          <mi mathvariant="italic">Passivo</mi>
          <mi mathvariant="italic">Circulante</mi>
        </mrow>
        <mrow>
          <mi mathvariant="italic">Exigível</mi>
          <mi mathvariant="italic">total</mi>
        </mrow>
      </mfrac>
      <mi>x</mi>
      <mn>100</mn>
    </mrow>
    <annotation encoding="StarMath 5.0">{Passivo Circulante} over {Exigível total} x 100 </annotation>
  </semantics>
</math>
</file>

<file path=Object 18/content.xml><?xml version="1.0" encoding="utf-8"?>
<math xmlns="http://www.w3.org/1998/Math/MathML" display="block">
  <semantics>
    <mrow>
      <mfrac>
        <mrow>
          <mn>40.000</mn>
          <mo stretchy="false">+</mo>
          <mn>3.000</mn>
        </mrow>
        <mn>60.000</mn>
      </mfrac>
      <mi>x</mi>
      <mn>100</mn>
    </mrow>
    <annotation encoding="StarMath 5.0">{40.000 + 3.000} over {60.000} x 100 </annotation>
  </semantics>
</math>
</file>

<file path=Object 19/content.xml><?xml version="1.0" encoding="utf-8"?>
<math xmlns="http://www.w3.org/1998/Math/MathML" display="block">
  <semantics>
    <mrow>
      <mfrac>
        <mn>43.000</mn>
        <mn>60.000</mn>
      </mfrac>
      <mi>x</mi>
      <mn>100</mn>
    </mrow>
    <annotation encoding="StarMath 5.0">{43.000} over {60.000} x 100 </annotation>
  </semantics>
</math>
</file>

<file path=Object 2/content.xml><?xml version="1.0" encoding="utf-8"?>
<math xmlns="http://www.w3.org/1998/Math/MathML" display="block">
  <semantics>
    <mrow>
      <mfrac>
        <mrow>
          <mn>61.000</mn>
          <mo stretchy="false">+</mo>
          <mn>10.000</mn>
        </mrow>
        <mrow>
          <mn>47.000</mn>
          <mo stretchy="false">+</mo>
          <mn>7.000</mn>
        </mrow>
      </mfrac>
      <mi>x</mi>
      <mn>100</mn>
    </mrow>
    <annotation encoding="StarMath 5.0">{61.000 + 10.000} over {47.000 + 7.000} x 100 </annotation>
  </semantics>
</math>
</file>

<file path=Object 20/content.xml><?xml version="1.0" encoding="utf-8"?>
<math xmlns="http://www.w3.org/1998/Math/MathML" display="block">
  <semantics>
    <mrow>
      <mfrac>
        <mrow>
          <mi mathvariant="italic">Ativo</mi>
          <mi mathvariant="italic">Permanente</mi>
        </mrow>
        <mrow>
          <mi mathvariant="italic">Patrimônio</mi>
          <mi mathvariant="italic">Líquido</mi>
        </mrow>
      </mfrac>
      <mi>x</mi>
      <mn>100</mn>
    </mrow>
    <annotation encoding="StarMath 5.0">{Ativo Permanente} over {Patrimônio Líquido} x 100 </annotation>
  </semantics>
</math>
</file>

<file path=Object 3/content.xml><?xml version="1.0" encoding="utf-8"?>
<math xmlns="http://www.w3.org/1998/Math/MathML" display="block">
  <semantics>
    <mrow>
      <mfrac>
        <mn>71.000</mn>
        <mn>54.000</mn>
      </mfrac>
      <mi>x</mi>
      <mn>100</mn>
    </mrow>
    <annotation encoding="StarMath 5.0">{71.000} over {54.000} x 100 </annotation>
  </semantics>
</math>
</file>

<file path=Object 4/content.xml><?xml version="1.0" encoding="utf-8"?>
<math xmlns="http://www.w3.org/1998/Math/MathML" display="block">
  <semantics>
    <mrow>
      <mfrac>
        <mrow>
          <mi mathvariant="italic">Ativo</mi>
          <mi mathvariant="italic">Circulante</mi>
        </mrow>
        <mrow>
          <mi mathvariant="italic">Passivo</mi>
          <mi mathvariant="italic">Circulante</mi>
        </mrow>
      </mfrac>
      <mi>x</mi>
      <mn>100</mn>
    </mrow>
    <annotation encoding="StarMath 5.0">{Ativo Circulante} over {Passivo Circulante} x 100 </annotation>
  </semantics>
</math>
</file>

<file path=Object 5/content.xml><?xml version="1.0" encoding="utf-8"?>
<math xmlns="http://www.w3.org/1998/Math/MathML" display="block">
  <semantics>
    <mrow>
      <mfrac>
        <mn>61.000</mn>
        <mn>47.000</mn>
      </mfrac>
      <mi>x</mi>
      <mn>100</mn>
    </mrow>
    <annotation encoding="StarMath 5.0">{61.000} over {47.000} x 100 </annotation>
  </semantics>
</math>
</file>

<file path=Object 6/content.xml><?xml version="1.0" encoding="utf-8"?>
<math xmlns="http://www.w3.org/1998/Math/MathML" display="block">
  <semantics>
    <mrow>
      <mfrac>
        <mrow>
          <mi mathvariant="italic">Ativo</mi>
          <mrow>
            <mi mathvariant="italic">Circulante</mi>
            <mo stretchy="false">−</mo>
            <mi mathvariant="italic">Estoque</mi>
          </mrow>
        </mrow>
        <mrow>
          <mi mathvariant="italic">Passivo</mi>
          <mi mathvariant="italic">Circulante</mi>
        </mrow>
      </mfrac>
      <mi>x</mi>
      <mn>100</mn>
    </mrow>
    <annotation encoding="StarMath 5.0">{Ativo Circulante - Estoque} over {Passivo Circulante} x 100 </annotation>
  </semantics>
</math>
</file>

<file path=Object 7/content.xml><?xml version="1.0" encoding="utf-8"?>
<math xmlns="http://www.w3.org/1998/Math/MathML" display="block">
  <semantics>
    <mrow>
      <mfrac>
        <mrow>
          <mn>61.000</mn>
          <mo stretchy="false">−</mo>
          <mn>12.000</mn>
        </mrow>
        <mn>47.000</mn>
      </mfrac>
      <mi>x</mi>
      <mn>100</mn>
    </mrow>
    <annotation encoding="StarMath 5.0">{61.000 - 12.000} over {47.000} x 100 </annotation>
  </semantics>
</math>
</file>

<file path=Object 8/content.xml><?xml version="1.0" encoding="utf-8"?>
<math xmlns="http://www.w3.org/1998/Math/MathML" display="block">
  <semantics>
    <mrow>
      <mfrac>
        <mn>49.000</mn>
        <mn>47.000</mn>
      </mfrac>
      <mi>x</mi>
      <mn>100</mn>
    </mrow>
    <annotation encoding="StarMath 5.0">{49.000} over {47.000} x 100 </annotation>
  </semantics>
</math>
</file>

<file path=Object 9/content.xml><?xml version="1.0" encoding="utf-8"?>
<math xmlns="http://www.w3.org/1998/Math/MathML" display="block">
  <semantics>
    <mrow>
      <mfrac>
        <mi mathvariant="italic">Disponível</mi>
        <mrow>
          <mi mathvariant="italic">Passivo</mi>
          <mi mathvariant="italic">Circulante</mi>
        </mrow>
      </mfrac>
      <mi>x</mi>
      <mn>100</mn>
    </mrow>
    <annotation encoding="StarMath 5.0">{Disponível} over {Passivo Circulante} x 100 </annotation>
  </semantics>
</math>
</file>